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0.8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0e2a"/>
    </style:style>
    <style:style style:name="P2" style:family="paragraph" style:parent-style-name="Table_20_Contents">
      <style:text-properties officeooo:rsid="00120e2a" officeooo:paragraph-rsid="00120e2a"/>
    </style:style>
    <style:style style:name="P3" style:family="paragraph" style:parent-style-name="Table_20_Contents">
      <style:text-properties officeooo:rsid="001574f9" officeooo:paragraph-rsid="001574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2">Enraged</text:p>
            <text:p text:style-name="P2">#FF0000</text:p>
          </table:table-cell>
          <table:table-cell table:style-name="Table1.A1" office:value-type="string">
            <text:p text:style-name="P2">Panicked</text:p>
            <text:p text:style-name="P2">#FF2500</text:p>
          </table:table-cell>
          <table:table-cell table:style-name="Table1.A1" office:value-type="string">
            <text:p text:style-name="P2">Stressed</text:p>
            <text:p text:style-name="P2">#FF4300</text:p>
          </table:table-cell>
          <table:table-cell table:style-name="Table1.A1" office:value-type="string">
            <text:p text:style-name="P2">Jittery</text:p>
            <text:p text:style-name="P2">#FF5E00</text:p>
          </table:table-cell>
          <table:table-cell table:style-name="Table1.A1" office:value-type="string">
            <text:p text:style-name="P2">Shocked</text:p>
            <text:p text:style-name="P2">#FF7A00</text:p>
          </table:table-cell>
          <table:table-cell table:style-name="Table1.A1" office:value-type="string">
            <text:p text:style-name="P2">Surprised</text:p>
            <text:p text:style-name="P2">#FFB600</text:p>
          </table:table-cell>
          <table:table-cell table:style-name="Table1.A1" office:value-type="string">
            <text:p text:style-name="P2">Upbeat</text:p>
            <text:p text:style-name="P2">#FDC200</text:p>
          </table:table-cell>
          <table:table-cell table:style-name="Table1.A1" office:value-type="string">
            <text:p text:style-name="P2">Festive</text:p>
            <text:p text:style-name="P2">#FACE00</text:p>
          </table:table-cell>
          <table:table-cell table:style-name="Table1.A1" office:value-type="string">
            <text:p text:style-name="P2">Exhilarated</text:p>
            <text:p text:style-name="P2">#F8DB00</text:p>
          </table:table-cell>
          <table:table-cell table:style-name="Table1.J1" office:value-type="string">
            <text:p text:style-name="P2">Ecstatic</text:p>
            <text:p text:style-name="P2">#F6E700</text:p>
          </table:table-cell>
        </table:table-row>
        <table:table-row>
          <table:table-cell table:style-name="Table1.A2" office:value-type="string">
            <text:p text:style-name="P2">Livid</text:p>
            <text:p text:style-name="P2">#EE0909</text:p>
          </table:table-cell>
          <table:table-cell table:style-name="Table1.A2" office:value-type="string">
            <text:p text:style-name="P2">Furious</text:p>
            <text:p text:style-name="P2">#EE2709</text:p>
          </table:table-cell>
          <table:table-cell table:style-name="Table1.A2" office:value-type="string">
            <text:p text:style-name="P2">Frustrated</text:p>
            <text:p text:style-name="P2">#EE3F09</text:p>
          </table:table-cell>
          <table:table-cell table:style-name="Table1.A2" office:value-type="string">
            <text:p text:style-name="P2">Tense</text:p>
            <text:p text:style-name="P3">#EE5409</text:p>
          </table:table-cell>
          <table:table-cell table:style-name="Table1.A2" office:value-type="string">
            <text:p text:style-name="P2">Stunned</text:p>
            <text:p text:style-name="P2">#EE6A09</text:p>
          </table:table-cell>
          <table:table-cell table:style-name="Table1.A2" office:value-type="string">
            <text:p text:style-name="P2">Hyper</text:p>
            <text:p text:style-name="P2">#F9B706</text:p>
          </table:table-cell>
          <table:table-cell table:style-name="Table1.A2" office:value-type="string">
            <text:p text:style-name="P2">Cheerful</text:p>
            <text:p text:style-name="P2">#F7C006</text:p>
          </table:table-cell>
          <table:table-cell table:style-name="Table1.A2" office:value-type="string">
            <text:p text:style-name="P2">Motivated</text:p>
            <text:p text:style-name="P2">#F5CA06</text:p>
          </table:table-cell>
          <table:table-cell table:style-name="Table1.A2" office:value-type="string">
            <text:p text:style-name="P2">Inspired</text:p>
            <text:p text:style-name="P2">#F3D406</text:p>
          </table:table-cell>
          <table:table-cell table:style-name="Table1.J2" office:value-type="string">
            <text:p text:style-name="P2">Elated</text:p>
            <text:p text:style-name="P2">#F2DE06</text:p>
          </table:table-cell>
        </table:table-row>
        <table:table-row>
          <table:table-cell table:style-name="Table1.A2" office:value-type="string">
            <text:p text:style-name="P2">Fuming</text:p>
            <text:p text:style-name="P2">#DD1111</text:p>
          </table:table-cell>
          <table:table-cell table:style-name="Table1.A2" office:value-type="string">
            <text:p text:style-name="P2">Frightened</text:p>
            <text:p text:style-name="P2">#DD2711</text:p>
          </table:table-cell>
          <table:table-cell table:style-name="Table1.A2" office:value-type="string">
            <text:p text:style-name="P2">Angry</text:p>
            <text:p text:style-name="P2">#DD3911</text:p>
          </table:table-cell>
          <table:table-cell table:style-name="Table1.A2" office:value-type="string">
            <text:p text:style-name="P2">Nervous</text:p>
            <text:p text:style-name="P2">#DD4911</text:p>
          </table:table-cell>
          <table:table-cell table:style-name="Table1.A2" office:value-type="string">
            <text:p text:style-name="P2">Restless</text:p>
            <text:p text:style-name="P2">#DD5A11</text:p>
          </table:table-cell>
          <table:table-cell table:style-name="Table1.A2" office:value-type="string">
            <text:p text:style-name="P2">Energized</text:p>
            <text:p text:style-name="P2">#F2B70C</text:p>
          </table:table-cell>
          <table:table-cell table:style-name="Table1.A2" office:value-type="string">
            <text:p text:style-name="P2">Lively</text:p>
            <text:p text:style-name="P2">#F1BE0C</text:p>
          </table:table-cell>
          <table:table-cell table:style-name="Table1.A2" office:value-type="string">
            <text:p text:style-name="P2">Enthusiastic</text:p>
            <text:p text:style-name="P2">#EFC60C</text:p>
          </table:table-cell>
          <table:table-cell table:style-name="Table1.A2" office:value-type="string">
            <text:p text:style-name="P2">Optimistic</text:p>
            <text:p text:style-name="P2">#EECD0C</text:p>
          </table:table-cell>
          <table:table-cell table:style-name="Table1.J2" office:value-type="string">
            <text:p text:style-name="P2">Excited</text:p>
            <text:p text:style-name="P2">#EDD50C</text:p>
          </table:table-cell>
        </table:table-row>
        <table:table-row>
          <table:table-cell table:style-name="Table1.A2" office:value-type="string">
            <text:p text:style-name="P2">Anxious</text:p>
            <text:p text:style-name="P2">#D01818</text:p>
          </table:table-cell>
          <table:table-cell table:style-name="Table1.A2" office:value-type="string">
            <text:p text:style-name="P2">Apprehensive</text:p>
            <text:p text:style-name="P2">#D02918</text:p>
          </table:table-cell>
          <table:table-cell table:style-name="Table1.A2" office:value-type="string">
            <text:p text:style-name="P2">Worried</text:p>
            <text:p text:style-name="P2">#D03618</text:p>
          </table:table-cell>
          <table:table-cell table:style-name="Table1.A2" office:value-type="string">
            <text:p text:style-name="P2">Irritated</text:p>
            <text:p text:style-name="P2">#D04218</text:p>
          </table:table-cell>
          <table:table-cell table:style-name="Table1.A2" office:value-type="string">
            <text:p text:style-name="P2">Annoyed</text:p>
            <text:p text:style-name="P2">#D04F18</text:p>
          </table:table-cell>
          <table:table-cell table:style-name="Table1.A2" office:value-type="string">
            <text:p text:style-name="P2">Pleased</text:p>
            <text:p text:style-name="P2">#EDB711</text:p>
          </table:table-cell>
          <table:table-cell table:style-name="Table1.A2" office:value-type="string">
            <text:p text:style-name="P2">Happy</text:p>
            <text:p text:style-name="P2">#ECBC11</text:p>
          </table:table-cell>
          <table:table-cell table:style-name="Table1.A2" office:value-type="string">
            <text:p text:style-name="P2">Focused</text:p>
            <text:p text:style-name="P2">#EBC211</text:p>
          </table:table-cell>
          <table:table-cell table:style-name="Table1.A2" office:value-type="string">
            <text:p text:style-name="P2">Proud</text:p>
            <text:p text:style-name="P2">#EAC811</text:p>
          </table:table-cell>
          <table:table-cell table:style-name="Table1.J2" office:value-type="string">
            <text:p text:style-name="P2">Thrilled</text:p>
            <text:p text:style-name="P2">#E9CD11</text:p>
          </table:table-cell>
        </table:table-row>
        <table:table-row>
          <table:table-cell table:style-name="Table1.A2" office:value-type="string">
            <text:p text:style-name="P1">Repulsive</text:p>
            <text:p text:style-name="P1">#C31E1E</text:p>
          </table:table-cell>
          <table:table-cell table:style-name="Table1.A2" office:value-type="string">
            <text:p text:style-name="P2">Troubled</text:p>
            <text:p text:style-name="P2">#C3291E</text:p>
          </table:table-cell>
          <table:table-cell table:style-name="Table1.A2" office:value-type="string">
            <text:p text:style-name="P2">Concerned</text:p>
            <text:p text:style-name="P2">#C3321E</text:p>
          </table:table-cell>
          <table:table-cell table:style-name="Table1.A2" office:value-type="string">
            <text:p text:style-name="P2">Uneasy</text:p>
            <text:p text:style-name="P2">#C33A1E</text:p>
          </table:table-cell>
          <table:table-cell table:style-name="Table1.A2" office:value-type="string">
            <text:p text:style-name="P2">Peeved</text:p>
            <text:p text:style-name="P2">#C3431E</text:p>
          </table:table-cell>
          <table:table-cell table:style-name="Table1.A2" office:value-type="string">
            <text:p text:style-name="P2">Pleasant</text:p>
            <text:p text:style-name="P2">#E9B716</text:p>
          </table:table-cell>
          <table:table-cell table:style-name="Table1.A2" office:value-type="string">
            <text:p text:style-name="P2">Joyful</text:p>
            <text:p text:style-name="P2">#E8BB16</text:p>
          </table:table-cell>
          <table:table-cell table:style-name="Table1.A2" office:value-type="string">
            <text:p text:style-name="P2">Hopeful</text:p>
            <text:p text:style-name="P2">#E8BE16</text:p>
          </table:table-cell>
          <table:table-cell table:style-name="Table1.A2" office:value-type="string">
            <text:p text:style-name="P2">Playful</text:p>
            <text:p text:style-name="P2">#E7C216</text:p>
          </table:table-cell>
          <table:table-cell table:style-name="Table1.J2" office:value-type="string">
            <text:p text:style-name="P2">Blissful</text:p>
            <text:p text:style-name="P2">#E6C616</text:p>
          </table:table-cell>
        </table:table-row>
        <table:table-row>
          <table:table-cell table:style-name="Table1.A2" office:value-type="string">
            <text:p text:style-name="P2">Disgusted</text:p>
            <text:p text:style-name="P2">#062DD6</text:p>
          </table:table-cell>
          <table:table-cell table:style-name="Table1.A2" office:value-type="string">
            <text:p text:style-name="P2">Glum</text:p>
            <text:p text:style-name="P2">#104FCA</text:p>
          </table:table-cell>
          <table:table-cell table:style-name="Table1.A2" office:value-type="string">
            <text:p text:style-name="P2">Disappointed</text:p>
            <text:p text:style-name="P2">#186BC1</text:p>
          </table:table-cell>
          <table:table-cell table:style-name="Table1.A2" office:value-type="string">
            <text:p text:style-name="P2">Down</text:p>
            <text:p text:style-name="P2">#2189B7</text:p>
          </table:table-cell>
          <table:table-cell table:style-name="Table1.A2" office:value-type="string">
            <text:p text:style-name="P2">Apathetic</text:p>
            <text:p text:style-name="P2">#29A4AE</text:p>
          </table:table-cell>
          <table:table-cell table:style-name="Table1.A2" office:value-type="string">
            <text:p text:style-name="P2">At ease</text:p>
            <text:p text:style-name="P2">#77BD36</text:p>
          </table:table-cell>
          <table:table-cell table:style-name="Table1.A2" office:value-type="string">
            <text:p text:style-name="P2">Easygoing</text:p>
            <text:p text:style-name="P2">#77BB31</text:p>
          </table:table-cell>
          <table:table-cell table:style-name="Table1.A2" office:value-type="string">
            <text:p text:style-name="P2">Content</text:p>
            <text:p text:style-name="P2">#77B92B</text:p>
          </table:table-cell>
          <table:table-cell table:style-name="Table1.A2" office:value-type="string">
            <text:p text:style-name="P2">Loving</text:p>
            <text:p text:style-name="P2">#77B726</text:p>
          </table:table-cell>
          <table:table-cell table:style-name="Table1.J2" office:value-type="string">
            <text:p text:style-name="P2">Fulfilled</text:p>
            <text:p text:style-name="P2">#77B621</text:p>
          </table:table-cell>
        </table:table-row>
        <table:table-row>
          <table:table-cell table:style-name="Table1.A2" office:value-type="string">
            <text:p text:style-name="P2">Pessimistic</text:p>
            <text:p text:style-name="P2">#0C2BB5</text:p>
          </table:table-cell>
          <table:table-cell table:style-name="Table1.A2" office:value-type="string">
            <text:p text:style-name="P2">Morose</text:p>
            <text:p text:style-name="P2">#1446AC</text:p>
          </table:table-cell>
          <table:table-cell table:style-name="Table1.A2" office:value-type="string">
            <text:p text:style-name="P2">Discouraged</text:p>
            <text:p text:style-name="P2">#1A5DA4</text:p>
          </table:table-cell>
          <table:table-cell table:style-name="Table1.A2" office:value-type="string">
            <text:p text:style-name="P2">Sad</text:p>
            <text:p text:style-name="P2">#21759C</text:p>
          </table:table-cell>
          <table:table-cell table:style-name="Table1.A2" office:value-type="string">
            <text:p text:style-name="P2">Bored</text:p>
            <text:p text:style-name="P2">#288A95</text:p>
          </table:table-cell>
          <table:table-cell table:style-name="Table1.A2" office:value-type="string">
            <text:p text:style-name="P2">Calm</text:p>
            <text:p text:style-name="P2">#5DB43A</text:p>
          </table:table-cell>
          <table:table-cell table:style-name="Table1.A2" office:value-type="string">
            <text:p text:style-name="P2">Secure</text:p>
            <text:p text:style-name="P2">#5DB233</text:p>
          </table:table-cell>
          <table:table-cell table:style-name="Table1.A2" office:value-type="string">
            <text:p text:style-name="P2">Satisfied</text:p>
            <text:p text:style-name="P2">#5DAE29</text:p>
          </table:table-cell>
          <table:table-cell table:style-name="Table1.A2" office:value-type="string">
            <text:p text:style-name="P2">Grateful</text:p>
            <text:p text:style-name="P2">#5DAC22</text:p>
          </table:table-cell>
          <table:table-cell table:style-name="Table1.J2" office:value-type="string">
            <text:p text:style-name="P2">Touched</text:p>
            <text:p text:style-name="P2">#5DAA1A</text:p>
          </table:table-cell>
        </table:table-row>
        <table:table-row>
          <table:table-cell table:style-name="Table1.A2" office:value-type="string">
            <text:p text:style-name="P2">Alienated</text:p>
            <text:p text:style-name="P2">#122994</text:p>
          </table:table-cell>
          <table:table-cell table:style-name="Table1.A2" office:value-type="string">
            <text:p text:style-name="P2">Miserable</text:p>
            <text:p text:style-name="P2">#183D8D</text:p>
          </table:table-cell>
          <table:table-cell table:style-name="Table1.A2" office:value-type="string">
            <text:p text:style-name="P2">Lonely</text:p>
            <text:p text:style-name="P2">#1C4E88</text:p>
          </table:table-cell>
          <table:table-cell table:style-name="Table1.A2" office:value-type="string">
            <text:p text:style-name="P2">Disheartened</text:p>
            <text:p text:style-name="P2">#226082</text:p>
          </table:table-cell>
          <table:table-cell table:style-name="Table1.A2" office:value-type="string">
            <text:p text:style-name="P2">Tired</text:p>
            <text:p text:style-name="P2">#27707C</text:p>
          </table:table-cell>
          <table:table-cell table:style-name="Table1.A2" office:value-type="string">
            <text:p text:style-name="P2">Relaxed</text:p>
            <text:p text:style-name="P2">#44AB3E</text:p>
          </table:table-cell>
          <table:table-cell table:style-name="Table1.A2" office:value-type="string">
            <text:p text:style-name="P2">Chill</text:p>
            <text:p text:style-name="P2">#44A834</text:p>
          </table:table-cell>
          <table:table-cell table:style-name="Table1.A2" office:value-type="string">
            <text:p text:style-name="P2">Restful</text:p>
            <text:p text:style-name="P2">#44A327</text:p>
          </table:table-cell>
          <table:table-cell table:style-name="Table1.A2" office:value-type="string">
            <text:p text:style-name="P2">Blessed</text:p>
            <text:p text:style-name="P2">#44A01D</text:p>
          </table:table-cell>
          <table:table-cell table:style-name="Table1.J2" office:value-type="string">
            <text:p text:style-name="P2">Balanced</text:p>
            <text:p text:style-name="P2">#449D13</text:p>
          </table:table-cell>
        </table:table-row>
        <table:table-row>
          <table:table-cell table:style-name="Table1.A2" office:value-type="string">
            <text:p text:style-name="P2">Despondent</text:p>
            <text:p text:style-name="P2">#17287D</text:p>
          </table:table-cell>
          <table:table-cell table:style-name="Table1.A2" office:value-type="string">
            <text:p text:style-name="P2">Depressed</text:p>
            <text:p text:style-name="P2">#1B3877</text:p>
          </table:table-cell>
          <table:table-cell table:style-name="Table1.A2" office:value-type="string">
            <text:p text:style-name="P2">Sullen</text:p>
            <text:p text:style-name="P2">#1F4473</text:p>
          </table:table-cell>
          <table:table-cell table:style-name="Table1.A2" office:value-type="string">
            <text:p text:style-name="P2">Exhausted</text:p>
            <text:p text:style-name="P2">#23526F</text:p>
          </table:table-cell>
          <table:table-cell table:style-name="Table1.A2" office:value-type="string">
            <text:p text:style-name="P2">Fatigued</text:p>
            <text:p text:style-name="P2">#265E6A</text:p>
          </table:table-cell>
          <table:table-cell table:style-name="Table1.A2" office:value-type="string">
            <text:p text:style-name="P2">Mellow</text:p>
            <text:p text:style-name="P2">#229F43</text:p>
          </table:table-cell>
          <table:table-cell table:style-name="Table1.A2" office:value-type="string">
            <text:p text:style-name="P2">Thoughtful</text:p>
            <text:p text:style-name="P2">#229A35</text:p>
          </table:table-cell>
          <table:table-cell table:style-name="Table1.A2" office:value-type="string">
            <text:p text:style-name="P2">Peaceful</text:p>
            <text:p text:style-name="P2">#229424</text:p>
          </table:table-cell>
          <table:table-cell table:style-name="Table1.A2" office:value-type="string">
            <text:p text:style-name="P2">Comfy</text:p>
            <text:p text:style-name="P2">#229017</text:p>
          </table:table-cell>
          <table:table-cell table:style-name="Table1.J2" office:value-type="string">
            <text:p text:style-name="P2">Carefree</text:p>
            <text:p text:style-name="P2">#228C09</text:p>
          </table:table-cell>
        </table:table-row>
        <table:table-row>
          <table:table-cell table:style-name="Table1.A2" office:value-type="string">
            <text:p text:style-name="P2">Despair</text:p>
            <text:p text:style-name="P2">#1B2664</text:p>
          </table:table-cell>
          <table:table-cell table:style-name="Table1.A2" office:value-type="string">
            <text:p text:style-name="P2">Hopeless</text:p>
            <text:p text:style-name="P2">#1E3160</text:p>
          </table:table-cell>
          <table:table-cell table:style-name="Table1.A2" office:value-type="string">
            <text:p text:style-name="P2">Desolate</text:p>
            <text:p text:style-name="P2">#20395E</text:p>
          </table:table-cell>
          <table:table-cell table:style-name="Table1.A2" office:value-type="string">
            <text:p text:style-name="P2">Spent</text:p>
            <text:p text:style-name="P2">#23425B</text:p>
          </table:table-cell>
          <table:table-cell table:style-name="Table1.A2" office:value-type="string">
            <text:p text:style-name="P2">Drained</text:p>
            <text:p text:style-name="P2">#254A58</text:p>
          </table:table-cell>
          <table:table-cell table:style-name="Table1.A2" office:value-type="string">
            <text:p text:style-name="P2">Sleepy</text:p>
            <text:p text:style-name="P2">#009348</text:p>
          </table:table-cell>
          <table:table-cell table:style-name="Table1.A2" office:value-type="string">
            <text:p text:style-name="P2">Complacent</text:p>
            <text:p text:style-name="P2">#008D37</text:p>
          </table:table-cell>
          <table:table-cell table:style-name="Table1.A2" office:value-type="string">
            <text:p text:style-name="P2">Tranquil</text:p>
            <text:p text:style-name="P2">#008622</text:p>
          </table:table-cell>
          <table:table-cell table:style-name="Table1.A2" office:value-type="string">
            <text:p text:style-name="P2">Cozy</text:p>
            <text:p text:style-name="P2">#008111</text:p>
          </table:table-cell>
          <table:table-cell table:style-name="Table1.J2" office:value-type="string">
            <text:p text:style-name="P2">Serene</text:p>
            <text:p text:style-name="P2">#007C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42:47.329000000</meta:creation-date>
    <dc:date>2018-06-14T11:15:47.370000000</dc:date>
    <meta:editing-duration>PT22M46S</meta:editing-duration>
    <meta:editing-cycles>9</meta:editing-cycles>
    <meta:generator>LibreOffice/6.0.4.2$Windows_X86_64 LibreOffice_project/9b0d9b32d5dcda91d2f1a96dc04c645c450872bf</meta:generator>
    <meta:document-statistic meta:table-count="1" meta:image-count="0" meta:object-count="0" meta:page-count="1" meta:paragraph-count="200" meta:word-count="201" meta:character-count="1445" meta:non-whitespace-character-count="1444"/>
  </office:meta>
</office:document-meta>
</file>